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ize="28pt" style:font-size-asian="28pt" style:font-size-complex="28pt"/>
    </style:style>
  </office:automatic-styles>
  <office:body>
    <office:text>
      <text:p>The following is a character whose font size is 
<text:span text:style-name="T1">28.</text:span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